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9.2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593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421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20.5cm" svg:y="17.4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20.5cm" svg:y="20.9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20.5cm" svg:y="18.5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8cm" svg:y="1.1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9.467cm" svg:x="12.8cm" svg:y="5.5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add_consumable()</text:span></text:p>
            <text:p text:style-name="P4"><text:span text:style-name="T2">remove_consumable()</text:span></text:p>
            <text:p text:style-name="P4"><text:span text:style-name="T2">Eat()</text:span></text:p>
            <text:p text:style-name="P4"><text:span text:style-name="T2">has_food?()</text:span></text:p>
            <text:p text:style-name="P4"><text:span text:style-name="T2">Drink()</text:span></text:p>
            <text:p text:style-name="P4"><text:span text:style-name="T2">has_drink?()</text:span></text:p>
            <text:p text:style-name="P4"><text:span text:style-name="T2">has_consumable?(consumable)</text:span></text:p>
            <text:p text:style-name="P4"><text:span text:style-name="T2">get_consumable_of_type(type)</text:span></text:p>
            <text:p text:style-name="P4"><text:span text:style-name="T2">consume(type)</text:span></text:p>
            <text:p text:style-name="P4"><text:span text:style-name="T2">buy_consumable?(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8cm" svg:y="2.3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text:p text:style-name="P4"><text:span text:style-name="T2">@chance_to_buy_consumable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7.6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1.4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18.7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49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5.843cm" svg:x="1.5cm" svg:y="23.357cm">
            <text:p text:style-name="P4"><text:span text:style-name="T2">Self.get_bar()</text:span></text:p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, amoun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text:p text:style-name="P4"><text:span text:style-name="T2">consumable_available?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671cm" svg:x="1.5cm" svg:y="19.79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5T01:00:34.898174000</dc:date>
    <meta:editing-duration>P1DT16H41M18S</meta:editing-duration>
    <meta:editing-cycles>56</meta:editing-cycles>
    <meta:generator>LibreOffice/5.2.6.2$MacOSX_X86_64 LibreOffice_project/a3100ed2409ebf1c212f5048fbe377c281438fdc</meta:generator>
    <meta:document-statistic meta:object-count="20"/>
  </office:meta>
</office:document-meta>
</file>